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2228" officeooo:paragraph-rsid="000d22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ing ja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6:40:32.465716824</meta:creation-date>
    <dc:date>2018-05-10T16:40:54.034714474</dc:date>
    <meta:editing-duration>PT22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5.1.6.2$Linux_X86_64 LibreOffice_project/10m0$Build-2</meta:generator>
  </office:meta>
</office:document-meta>
</file>